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04in" fo:margin-left="0in" fo:margin-top="0in" fo:margin-bottom="0in" table:align="left" style:writing-mode="lr-tb"/>
    </style:style>
    <style:style style:name="Table2.A" style:family="table-column">
      <style:table-column-properties style:column-width="2.0722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1.5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2.A2" style:family="table-cell">
      <style:table-cell-properties style:vertical-align="" fo:padding="0.0694in" fo:border-left="none" fo:border-right="none" fo:border-top="none" fo:border-bottom="1pt solid #000000"/>
    </style:style>
    <style:style style:name="Table2.3" style:family="table-row">
      <style:table-row-properties style:min-row-height="0.4444in"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2917in" fo:keep-together="auto"/>
    </style:style>
    <style:style style:name="Table2.A4" style:family="table-cell">
      <style:table-cell-properties style:vertical-align="" fo:padding="0.0694in" fo:border-left="none" fo:border-right="none" fo:border-top="1pt solid #000000" fo:border-bottom="none"/>
    </style:style>
    <style:style style:name="Table2.5" style:family="table-row">
      <style:table-row-properties style:min-row-height="0.7083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>
      <style:paragraph-properties fo:line-height="100%" fo:orphans="0" fo:widows="0"/>
    </style:style>
    <style:style style:name="P12" style:family="paragraph" style:parent-style-name="Title" style:master-page-name="First_20_Page">
      <style:paragraph-properties style:page-number="1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cij23cm44mn2"/>&lt;EVENT&gt; and &lt;COMPANY&gt; Agreement</text:p>
      <text:p text:style-name="Standard"/>
      <text:p text:style-name="Heading_20_2"><text:bookmark text:name="_qn3uheexrxmx"/>Terms of reference:</text:p>
      <text:p text:style-name="Standard">This document is a contract between <text:span text:style-name="T1">The Company</text:span> and <text:span text:style-name="T1">The Organiser</text:span>.</text:p>
      <text:p text:style-name="Standard"/>
      <text:p text:style-name="Heading_20_2"><text:bookmark text:name="_h51wkvx8998g"/>The Company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 of company</text:p>
          </table:table-cell>
          <table:table-cell table:style-name="Table1.A1" office:value-type="string">
            <text:p text:style-name="P3">&lt;COMPANY&gt;</text:p>
          </table:table-cell>
        </table:table-row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&lt;COMPANY ADDRESS&gt;</text:p>
          </table:table-cell>
        </table:table-row>
      </table:table>
      <text:p text:style-name="Standard"/>
      <text:p text:style-name="Heading_20_2"><text:bookmark text:name="_fy9x2b5sml6b"/>The Organiser:</text:p>
      <text:p text:style-name="Standard">The members of the committee of &lt;YOUR ORGANISING TEAM&gt;</text:p>
      <text:p text:style-name="Heading_20_2"><text:bookmark text:name="_sxgl2rpqjlis"/>The Event:</text:p>
      <text:p text:style-name="Standard"><text:span text:style-name="T1">CovHack2019</text:span> - a 24-hour hackathon, organised by <text:span text:style-name="T1">The Organiser</text:span></text:p>
      <text:p text:style-name="Standard"/>
      <text:p text:style-name="Heading_20_2"><text:bookmark text:name="_v8byif3y8wxn"/>The Attendees:</text:p>
      <text:p text:style-name="Standard"><text:span text:style-name="T1">The Attendees</text:span> - those persons invited by <text:span text:style-name="T1">The Organiser</text:span> to attend the event, including but not limited to students competing, sponsor delegates and media partner delegates.</text:p>
      <text:p text:style-name="Standard"/>
      <text:p text:style-name="Heading_20_2"><text:bookmark text:name="_cy6dsv7y9953"/>Cancellation: </text:p>
      <text:list xml:id="list834236337" text:style-name="WWNum3">
        <text:list-item>
          <text:p text:style-name="P4">Cancellation by either party must be communicated at least four weeks prior to the event.</text:p>
        </text:list-item>
        <text:list-item>
          <text:p text:style-name="P4">Cancellation made by <text:span text:style-name="T1">The Company</text:span> less than four weeks prior to the event will result in a partial refund of 50% of the amount.</text:p>
        </text:list-item>
        <text:list-item>
          <text:p text:style-name="P4">Cancellation made by <text:span text:style-name="T1">The Company</text:span> less than two weeks prior to the event will result in no refund of the amount.</text:p>
        </text:list-item>
        <text:list-item>
          <text:p text:style-name="P4">Cancellation made by <text:span text:style-name="T1">The Organiser</text:span> will result in the full refund of the amount.</text:p>
        </text:list-item>
      </text:list>
      <text:p text:style-name="Heading_20_2"><text:bookmark text:name="_dep0xnj6u0j0"/>Intellectual Property:</text:p>
      <text:p text:style-name="Standard"><text:span text:style-name="T1">The Attendees</text:span> reserve the right to retain the <text:span text:style-name="T1">Intellectual Property</text:span> of the products created during <text:span text:style-name="T1">The Event</text:span>.</text:p>
      <text:p text:style-name="Standard"/>
      <text:p text:style-name="Heading_20_2"><text:bookmark text:name="_gn98bmtlg7vb"/><text:soft-page-break/>Agreement:</text:p>
      <text:p text:style-name="Heading_20_3"><text:bookmark text:name="_9s4wq0xv8uhn"/>The Company agrees to:</text:p>
      <text:list xml:id="list22319604" text:style-name="WWNum2">
        <text:list-item>
          <text:p text:style-name="P5">Transfer the sum of &lt;AMOUNT&gt; into <text:span text:style-name="T1">The Organiser</text:span>’s society account within 7 days of signing this agreement, provided an invoice.</text:p>
        </text:list-item>
        <text:list-item>
          <text:p text:style-name="P5">Send any banners, promotional material, or prizes to be delivered by the &lt;EVENT DATE&gt; to the following address:</text:p>
        </text:list-item>
      </text:list>
      <text:p text:style-name="P7"/>
      <text:p text:style-name="P8">&lt;YOUR ADDRESS&gt;</text:p>
      <text:p text:style-name="P7"/>
      <text:p text:style-name="Heading_20_3"><text:bookmark text:name="_11gl0f355bv9"/>The Organiser agrees to:</text:p>
      <text:list xml:id="list3090873811" text:style-name="WWNum1">
        <text:list-item>
          <text:p text:style-name="P6">Feature <text:span text:style-name="T1">The Company</text:span>’s brand on <text:span text:style-name="T1">The Event</text:span>’s website, and provide marketing services through their media channels.</text:p>
        </text:list-item>
        <text:list-item>
          <text:p text:style-name="P6">Provide <text:span text:style-name="T1">The Company</text:span> with the following benefits:</text:p>
          <text:list>
            <text:list-item>
              <text:p text:style-name="P9">&lt;TIERS BEING OFFERED&gt;</text:p>
            </text:list-item>
          </text:list>
        </text:list-item>
      </text:list>
      <text:p text:style-name="Standard"/>
      <text:p text:style-name="Standard"/>
      <text:p text:style-name="P10"><text:bookmark text:name="_em4xocp15jcr"/>Signed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bookmark text:name="_fxck6xlzv1q6"/>The Compan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Signed</text:p>
          </table:table-cell>
          <table:table-cell table:style-name="Table2.A2" office:value-type="string">
            <text:p text:style-name="P3">Date</text:p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</table:table-row>
        <table:table-row table:style-name="Table2.4">
          <table:table-cell table:style-name="Table2.A4" table:number-columns-spanned="3" office:value-type="string">
            <text:p text:style-name="P3">on behalf of <text:span text:style-name="T1">&lt;COMPANY&gt;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/>
            <text:p text:style-name="P3"><draw:rect text:anchor-type="as-char" style:rel-width="100%" draw:z-index="0" draw:style-name="gr1" draw:text-style-name="P13" svg:width="0.0012in" svg:height="0.0213in"><text:p/></draw:rect></text:p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<text:bookmark text:name="_7qjypaaiur4l"/>The Organiser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1">Name</text:p>
          </table:table-cell>
          <table:table-cell table:style-name="Table2.A2" office:value-type="string">
            <text:p text:style-name="P3">Signed</text:p>
          </table:table-cell>
          <table:table-cell table:style-name="Table2.A2" office:value-type="string">
            <text:p text:style-name="P3">Date</text:p>
          </table:table-cell>
        </table:table-row>
        <table:table-row table:style-name="Table2.3"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</table:table-row>
        <table:table-row table:style-name="Table2.4">
          <table:table-cell table:style-name="Table2.A4" table:number-columns-spanned="3" office:value-type="string">
            <text:p text:style-name="Standard">on behalf of <text:span text:style-name="T1">&lt;ORGANISERS&gt;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42" meta:word-count="274" meta:character-count="1654" meta:non-whitespace-character-count="1429"/>
    <meta:generator>LibreOfficeDev/6.0.5.2$Linux_X86_64 LibreOffice_project/</meta:generator>
  </office:meta>
</office:document-meta>
</file>